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ErrorCodesFactoryTests.testDB2RecognizedFrom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QLErrorCodesFactoryTests.testFindCustomCod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QLErrorCodesFactoryTests.assertIsSQLServer( SQLErrorCodes s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QLErrorCodesFactoryTests.assertIsHana( SQLErrorCodes s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QLErrorCodesFactoryTests.testDataSourceWithNull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QLErrorCodesFactoryTests.assertIsDB2( SQLErrorCodes s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SQLErrorCodesFactory.loadResource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QLErrorCodesFactoryTests.getErrorCodesFromDataSource( String productName , SQLErrorCodesFactory 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QLErrorCodesFactoryTests.testDefaultInstanceWithOra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ErrorCodesFactoryTests.testGetFromDataSourceWithSQL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QLErrorCodesFactoryTests.testSQLServerRecognizedFrom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ErrorCodesFactoryTests.assertIsHsql( SQLErrorCodes s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ildcardSQLErrorCodesFactory.loadResource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QLErrorCodesFactoryTests.testOracleRecognizedFrom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ErrorCodesFactoryTests.testLookup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QLErrorCodesFactoryTests.testHanaIsRecognizedFrom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ErrorCodesFactoryTests.testInvalidUserDefinedCodeForma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QLErrorCodesFactoryTests.assertIsOracle( SQLErrorCodes s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QLErrorCodesFactoryTests.assertIsEmpty( SQLErrorCodes s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ErrorCodesFactoryTests.testFindUserDefinedCod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QLErrorCodesFactoryTests.testHsqlRecognizedFrom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ErrorCodesFactoryTests.testDefaultInstanceWithNoSuchData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QLErrorCodesFactoryTests.testWildCardNameRecogniz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4">
            <text:p text:style-name="Table_20_Contents">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